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8000000286EED9E7F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75cm"/>
    </style:style>
    <style:style style:name="gr3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standard">
      <style:graphic-properties draw:stroke="none" svg:stroke-color="#000000" draw:fill="none" draw:fill-color="#ffffff" fo:min-height="3.25cm"/>
    </style:style>
    <style:style style:name="gr6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4.75cm"/>
    </style:style>
    <style:style style:name="gr9" style:family="graphic" style:parent-style-name="standard">
      <style:graphic-properties draw:fill-color="#ff9966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custom-shape draw:style-name="gr1" draw:text-style-name="P1" draw:layer="layout" svg:width="7.5cm" svg:height="5cm" svg:x="1.5cm" svg:y="25.5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6.5cm" svg:height="3cm" svg:x="2.5cm" svg:y="27cm">
          <draw:text-box>
            <text:p text:style-name="P2"><text:span text:style-name="T1">Aplikacja</text:span></text:p>
          </draw:text-box>
        </draw:frame>
        <draw:custom-shape draw:style-name="gr3" draw:text-style-name="P1" draw:layer="layout" svg:width="45cm" svg:height="36.5cm" svg:x="12.5cm" svg:y="2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" draw:text-style-name="P4" draw:layer="layout" svg:width="7.5cm" svg:height="2.5cm" svg:x="29.5cm" svg:y="2.5cm">
          <draw:text-box>
            <text:p text:style-name="P2"><text:span text:style-name="T2">DotGadu</text:span></text:p>
          </draw:text-box>
        </draw:frame>
        <draw:custom-shape draw:style-name="gr1" draw:text-style-name="P1" draw:layer="layout" svg:width="7.5cm" svg:height="4.5cm" svg:x="14.5cm" svg:y="14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7cm" svg:height="4cm" svg:x="14.5cm" svg:y="26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8cm" svg:height="2.5cm" svg:x="15cm" svg:y="15cm">
          <draw:text-box>
            <text:p text:style-name="P2"><text:span text:style-name="T1">GaduServer</text:span></text:p>
          </draw:text-box>
        </draw:frame>
        <draw:frame draw:style-name="gr5" draw:text-style-name="P3" draw:layer="layout" svg:width="5.7cm" svg:height="3.5cm" svg:x="16.1cm" svg:y="26.5cm">
          <draw:text-box>
            <text:p text:style-name="P2"><text:span text:style-name="T1">Gadu</text:span></text:p>
          </draw:text-box>
        </draw:frame>
        <draw:custom-shape draw:style-name="gr6" draw:text-style-name="P1" draw:layer="layout" svg:width="2cm" svg:height="9.5cm" svg:x="16.8cm" svg:y="16.9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7.5cm" svg:height="1.9cm" svg:x="8cm" svg:y="27.1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15.5cm" svg:height="29.5cm" svg:x="24.5cm" svg:y="5.5cm">
          <text:p text:style-name="P2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3" draw:layer="layout" svg:width="13.5cm" svg:height="5cm" svg:x="26.4cm" svg:y="6cm">
          <draw:text-box>
            <text:p text:style-name="P2"><text:span text:style-name="T1">Klasy udostępniające właściwe mechanizmy protokołu Gadu-Gadu</text:span></text:p>
          </draw:text-box>
        </draw:frame>
        <draw:custom-shape draw:style-name="gr1" draw:text-style-name="P1" draw:layer="layout" svg:width="7cm" svg:height="4.5cm" svg:x="28cm" svg:y="12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4.5cm" svg:x="25.5cm" svg:y="17.5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4.5cm" svg:x="26cm" svg:y="23.1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8.5cm" svg:height="4.5cm" svg:x="28cm" svg:y="29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cm" svg:height="8.5cm" svg:x="41.5cm" svg:y="11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cm" svg:height="9cm" svg:x="41.5cm" svg:y="24.5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5cm" svg:height="4.5cm" svg:x="33cm" svg:y="22.5cm"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8cm" svg:height="2.5cm" svg:x="28.5cm" svg:y="12.5cm">
          <draw:text-box>
            <text:p text:style-name="P2"><text:span text:style-name="T1">GaduLogin</text:span></text:p>
          </draw:text-box>
        </draw:frame>
        <draw:frame draw:style-name="gr4" draw:text-style-name="P3" draw:layer="layout" svg:width="8cm" svg:height="2.5cm" svg:x="25.5cm" svg:y="18cm">
          <draw:text-box>
            <text:p text:style-name="P2"><text:span text:style-name="T1">GaduMessage</text:span></text:p>
          </draw:text-box>
        </draw:frame>
        <draw:frame draw:style-name="gr4" draw:text-style-name="P3" draw:layer="layout" svg:width="8cm" svg:height="2.5cm" svg:x="32.8cm" svg:y="23.2cm">
          <draw:text-box>
            <text:p text:style-name="P2"><text:span text:style-name="T1">GaduPacket</text:span></text:p>
          </draw:text-box>
        </draw:frame>
        <draw:frame draw:style-name="gr4" draw:text-style-name="P3" draw:layer="layout" svg:width="8cm" svg:height="2.5cm" svg:x="26cm" svg:y="24cm">
          <draw:text-box>
            <text:p text:style-name="P2"><text:span text:style-name="T1">GaduPinger</text:span></text:p>
          </draw:text-box>
        </draw:frame>
        <draw:frame draw:style-name="gr4" draw:text-style-name="P3" draw:layer="layout" svg:width="8cm" svg:height="2.5cm" svg:x="28.9cm" svg:y="29.4cm">
          <draw:text-box>
            <text:p text:style-name="P2"><text:span text:style-name="T1">GaduStatus</text:span></text:p>
          </draw:text-box>
        </draw:frame>
        <draw:frame draw:style-name="gr4" draw:text-style-name="P3" draw:layer="layout" svg:width="8cm" svg:height="2.5cm" svg:x="42cm" svg:y="11.5cm">
          <draw:text-box>
            <text:p text:style-name="P2"><text:span text:style-name="T1">GaduSender</text:span></text:p>
          </draw:text-box>
        </draw:frame>
        <draw:frame draw:style-name="gr4" draw:text-style-name="P3" draw:layer="layout" svg:width="8cm" svg:height="2.5cm" svg:x="42cm" svg:y="25.1cm">
          <draw:text-box>
            <text:p text:style-name="P2"><text:span text:style-name="T1">GaduReciever</text:span></text:p>
          </draw:text-box>
        </draw:frame>
        <draw:custom-shape draw:style-name="gr6" draw:text-style-name="P1" draw:layer="layout" svg:width="3cm" svg:height="4cm" svg:x="39cm" svg:y="13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5cm" svg:height="3.5cm" svg:x="38.5cm" svg:y="27.5cm">
          <text:p text:style-name="P2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5cm" svg:height="7cm" draw:transform="rotate (1.5707963267946) translate (49cm 20cm)">
          <text:p text:style-name="P2"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9" draw:text-style-name="P1" draw:layer="layout" svg:width="5cm" svg:height="5.5cm" svg:x="49.5cm" svg:y="25cm">
          <text:p text:style-name="P2"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1" draw:layer="layout" svg:width="6cm" svg:height="2cm" svg:x="20cm" svg:y="27cm">
          <text:p text:style-name="P2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" draw:layer="layout" svg:width="3cm" svg:height="2.61cm" svg:x="52cm" svg:y="20.89cm">
          <draw:image xlink:href="Pictures/1000020000000028000000286EED9E7F.gif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creation-date>2008-02-14T14:32:21</meta:creation-date>
    <dc:date>2008-02-14T22:02:37</dc:date>
    <meta:editing-cycles>22</meta:editing-cycles>
    <meta:editing-duration>PT38M33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